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6cm"/>
    </style:style>
    <style:style style:name="co2" style:family="table-column">
      <style:table-column-properties fo:break-before="auto" style:column-width="4.678cm"/>
    </style:style>
    <style:style style:name="co3" style:family="table-column">
      <style:table-column-properties fo:break-before="auto" style:column-width="5.23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7.585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b0f0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Reference Clock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ired Frequency</text:p>
          </table:table-cell>
          <table:table-cell table:style-name="ce3" office:value-type="float" office:value="8.589934592" calcext:value-type="float">
            <text:p>8.589934592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DS Frequency Step Bits</text:p>
          </table:table-cell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>
            <text:p>16 to 6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DS Sine Wave Bits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8 to 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DS Sine Wave Points</text:p>
          </table:table-cell>
          <table:table-cell table:style-name="ce4" table:formula="of:=2^([.B4])" office:value-type="float" office:value="1024" calcext:value-type="float">
            <text:p>1024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DDS Frequency Valid</text:p>
          </table:table-cell>
          <table:table-cell table:style-name="ce4" table:formula="of:=IF(([.B18]&gt;=2);TRUE())" office:value-type="float" office:value="1" calcext:value-type="float">
            <text:p>1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1" office:value-type="string" calcext:value-type="string">
            <text:p>Actual Frequency</text:p>
          </table:table-cell>
          <table:table-cell table:style-name="ce5" table:formula="of:=([.B12]*[.B13])/(10^6)" office:value-type="float" office:value="8.58993463218212" calcext:value-type="float">
            <text:p>8.589934632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quency Error</text:p>
          </table:table-cell>
          <table:table-cell table:formula="of:=([.B2]-[.B7])*(10^6)" office:value-type="float" office:value="-0.0401821207418607" calcext:value-type="float">
            <text:p>-0.040182120741861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quency Error</text:p>
          </table:table-cell>
          <table:table-cell table:formula="of:=[.B8]/[.B2]" office:value-type="float" office:value="-0.00467781451785246" calcext:value-type="float">
            <text:p>-0.004677814517852</text:p>
          </table:table-cell>
          <table:table-cell office:value-type="string" calcext:value-type="string">
            <text:p>Parts per millio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quency Error</text:p>
          </table:table-cell>
          <table:table-cell table:formula="of:=[.B9]*1000" office:value-type="float" office:value="-4.67781451785246" calcext:value-type="float">
            <text:p>-4.67781451785246</text:p>
          </table:table-cell>
          <table:table-cell office:value-type="string" calcext:value-type="string">
            <text:p>Parts per billio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quency Error</text:p>
          </table:table-cell>
          <table:table-cell table:formula="of:=[.B9]*(10^6)" office:value-type="float" office:value="-4677.81451785246" calcext:value-type="float">
            <text:p>-4677.81451785246</text:p>
          </table:table-cell>
          <table:table-cell office:value-type="string" calcext:value-type="string">
            <text:p>Parts per trillio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quency Step</text:p>
          </table:table-cell>
          <table:table-cell table:formula="of:=(([.B1]*(10^6))/(2^[.B3]))" office:value-type="float" office:value="0.223517417907715" calcext:value-type="float">
            <text:p>0.223517417907715</text:p>
          </table:table-cell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equency Steps Required</text:p>
          </table:table-cell>
          <table:table-cell table:style-name="ce6" table:formula="of:=ROUND(((2^[.B3])*[.B2])/[.B1];0)" office:value-type="float" office:value="38430717" calcext:value-type="float">
            <text:p>38430717.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requency Steps Rounded (MSB)</text:p>
          </table:table-cell>
          <table:table-cell table:style-name="ce7" table:formula="of:=ROUNDDOWN(([.B13]/(2^32));0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requency Steps Rounded (LSB)</text:p>
          </table:table-cell>
          <table:table-cell table:formula="of:=MOD(ROUNDDOWN([.B13];0); (2^32))" office:value-type="float" office:value="38430717" calcext:value-type="float">
            <text:p>3843071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requency Step Data (MSB)</text:p>
          </table:table-cell>
          <table:table-cell table:style-name="ce8" table:formula="of:=DEC2HEX([.B14];8)" office:value-type="string" office:string-value="00000000" calcext:value-type="string">
            <text:p>0000000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Frequency Step Data (LSB)</text:p>
          </table:table-cell>
          <table:table-cell table:style-name="ce8" table:formula="of:=DEC2HEX([.B15];8)" office:value-type="string" office:string-value="024A67FD" calcext:value-type="string">
            <text:p>024A67F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aw Sine Wave Points</text:p>
          </table:table-cell>
          <table:table-cell table:formula="of:=[.B1]/[.B2]" office:value-type="float" office:value="6.98491930961609" calcext:value-type="float">
            <text:p>6.98491930961609</text:p>
          </table:table-cell>
          <table:table-cell table:number-columns-repeated="2"/>
          <table:table-cell table:style-name="ce1" office:value-type="string" calcext:value-type="string">
            <text:p>DDS Sine ROM Internal Frequency (MHz)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ctual Sine Wave Points</text:p>
          </table:table-cell>
          <table:table-cell table:formula="of:=QUOTIENT([.B18];2)" office:value-type="float" office:value="3" calcext:value-type="float">
            <text:p>3</text:p>
          </table:table-cell>
          <table:table-cell table:formula="of:=IF(([.B19]=1);TRUE())" office:value-type="float" office:value="0" calcext:value-type="float">
            <text:p>0</text:p>
          </table:table-cell>
          <table:table-cell office:value-type="string" calcext:value-type="string">
            <text:p>2 points</text:p>
          </table:table-cell>
          <table:table-cell table:formula="of:=[.B2]*2" office:value-type="float" office:value="17.179869184" calcext:value-type="float">
            <text:p>17.179869184</text:p>
          </table:table-cell>
          <table:table-cell table:number-columns-repeated="1019"/>
        </table:table-row>
        <table:table-row table:style-name="ro2">
          <table:table-cell/>
          <table:table-cell table:formula="of:=QUOTIENT([.B18];4)" office:value-type="float" office:value="1" calcext:value-type="float">
            <text:p>1</text:p>
          </table:table-cell>
          <table:table-cell table:formula="of:=IF(([.B20]=1);TRUE())" office:value-type="float" office:value="1" calcext:value-type="float">
            <text:p>1</text:p>
          </table:table-cell>
          <table:table-cell office:value-type="string" calcext:value-type="string">
            <text:p>4 points</text:p>
          </table:table-cell>
          <table:table-cell table:formula="of:=[.B2]*4" office:value-type="float" office:value="34.359738368" calcext:value-type="float">
            <text:p>34.359738368</text:p>
          </table:table-cell>
          <table:table-cell table:number-columns-repeated="1019"/>
        </table:table-row>
        <table:table-row table:style-name="ro2">
          <table:table-cell/>
          <table:table-cell table:formula="of:=QUOTIENT([.B18];8)" office:value-type="float" office:value="0" calcext:value-type="float">
            <text:p>0</text:p>
          </table:table-cell>
          <table:table-cell table:formula="of:=IF(([.B21]=1);TRUE())" office:value-type="float" office:value="0" calcext:value-type="float">
            <text:p>0</text:p>
          </table:table-cell>
          <table:table-cell office:value-type="string" calcext:value-type="string">
            <text:p>8 points</text:p>
          </table:table-cell>
          <table:table-cell table:formula="of:=[.B2]*8" office:value-type="float" office:value="68.719476736" calcext:value-type="float">
            <text:p>68.719476736</text:p>
          </table:table-cell>
          <table:table-cell table:number-columns-repeated="1019"/>
        </table:table-row>
        <table:table-row table:style-name="ro2">
          <table:table-cell/>
          <table:table-cell table:formula="of:=QUOTIENT([.B18];16)" office:value-type="float" office:value="0" calcext:value-type="float">
            <text:p>0</text:p>
          </table:table-cell>
          <table:table-cell table:formula="of:=IF(([.B22]=1);TRUE())" office:value-type="float" office:value="0" calcext:value-type="float">
            <text:p>0</text:p>
          </table:table-cell>
          <table:table-cell office:value-type="string" calcext:value-type="string">
            <text:p>16 points</text:p>
          </table:table-cell>
          <table:table-cell table:formula="of:=[.B2]*16" office:value-type="float" office:value="137.438953472" calcext:value-type="float">
            <text:p>137.438953472</text:p>
          </table:table-cell>
          <table:table-cell table:number-columns-repeated="1019"/>
        </table:table-row>
        <table:table-row table:style-name="ro2">
          <table:table-cell/>
          <table:table-cell table:formula="of:=QUOTIENT([.B18];32)" office:value-type="float" office:value="0" calcext:value-type="float">
            <text:p>0</text:p>
          </table:table-cell>
          <table:table-cell table:formula="of:=IF(([.B23]=1);TRUE())" office:value-type="float" office:value="0" calcext:value-type="float">
            <text:p>0</text:p>
          </table:table-cell>
          <table:table-cell office:value-type="string" calcext:value-type="string">
            <text:p>32 points</text:p>
          </table:table-cell>
          <table:table-cell table:formula="of:=[.B2]*32" office:value-type="float" office:value="274.877906944" calcext:value-type="float">
            <text:p>274.877906944</text:p>
          </table:table-cell>
          <table:table-cell table:number-columns-repeated="1019"/>
        </table:table-row>
        <table:table-row table:style-name="ro2">
          <table:table-cell/>
          <table:table-cell table:formula="of:=QUOTIENT([.B18];64)" office:value-type="float" office:value="0" calcext:value-type="float">
            <text:p>0</text:p>
          </table:table-cell>
          <table:table-cell table:formula="of:=IF(([.B24]=1);TRUE())" office:value-type="float" office:value="0" calcext:value-type="float">
            <text:p>0</text:p>
          </table:table-cell>
          <table:table-cell office:value-type="string" calcext:value-type="string">
            <text:p>64 points</text:p>
          </table:table-cell>
          <table:table-cell table:formula="of:=[.B2]*64" office:value-type="float" office:value="549.755813888" calcext:value-type="float">
            <text:p>549.755813888</text:p>
          </table:table-cell>
          <table:table-cell table:number-columns-repeated="1019"/>
        </table:table-row>
        <table:table-row table:style-name="ro2">
          <table:table-cell/>
          <table:table-cell table:formula="of:=QUOTIENT([.B18];128)" office:value-type="float" office:value="0" calcext:value-type="float">
            <text:p>0</text:p>
          </table:table-cell>
          <table:table-cell table:formula="of:=IF(([.B25]=1);TRUE())" office:value-type="float" office:value="0" calcext:value-type="float">
            <text:p>0</text:p>
          </table:table-cell>
          <table:table-cell office:value-type="string" calcext:value-type="string">
            <text:p>128 points</text:p>
          </table:table-cell>
          <table:table-cell table:formula="of:=[.B2]*128" office:value-type="float" office:value="1099.511627776" calcext:value-type="float">
            <text:p>1099.511627776</text:p>
          </table:table-cell>
          <table:table-cell table:number-columns-repeated="1019"/>
        </table:table-row>
        <table:table-row table:style-name="ro2">
          <table:table-cell/>
          <table:table-cell table:formula="of:=QUOTIENT([.B18];256)" office:value-type="float" office:value="0" calcext:value-type="float">
            <text:p>0</text:p>
          </table:table-cell>
          <table:table-cell table:formula="of:=IF(([.B26]=1);TRUE())" office:value-type="float" office:value="0" calcext:value-type="float">
            <text:p>0</text:p>
          </table:table-cell>
          <table:table-cell office:value-type="string" calcext:value-type="string">
            <text:p>256 points</text:p>
          </table:table-cell>
          <table:table-cell table:formula="of:=[.B2]*256" office:value-type="float" office:value="2199.023255552" calcext:value-type="float">
            <text:p>2199.023255552</text:p>
          </table:table-cell>
          <table:table-cell table:number-columns-repeated="1019"/>
        </table:table-row>
        <table:table-row table:style-name="ro2">
          <table:table-cell/>
          <table:table-cell table:formula="of:=QUOTIENT([.B18];512)" office:value-type="float" office:value="0" calcext:value-type="float">
            <text:p>0</text:p>
          </table:table-cell>
          <table:table-cell table:formula="of:=IF(([.B27]=1);TRUE())" office:value-type="float" office:value="0" calcext:value-type="float">
            <text:p>0</text:p>
          </table:table-cell>
          <table:table-cell office:value-type="string" calcext:value-type="string">
            <text:p>512 points</text:p>
          </table:table-cell>
          <table:table-cell table:formula="of:=[.B2]*512" office:value-type="float" office:value="4398.046511104" calcext:value-type="float">
            <text:p>4398.046511104</text:p>
          </table:table-cell>
          <table:table-cell table:number-columns-repeated="1019"/>
        </table:table-row>
        <table:table-row table:style-name="ro2">
          <table:table-cell/>
          <table:table-cell table:formula="of:=QUOTIENT([.B18];1024)" office:value-type="float" office:value="0" calcext:value-type="float">
            <text:p>0</text:p>
          </table:table-cell>
          <table:table-cell table:formula="of:=IF(([.B28]=1);TRUE())" office:value-type="float" office:value="0" calcext:value-type="float">
            <text:p>0</text:p>
          </table:table-cell>
          <table:table-cell office:value-type="string" calcext:value-type="string">
            <text:p>1024 points</text:p>
          </table:table-cell>
          <table:table-cell table:formula="of:=[.B2]*1024" office:value-type="float" office:value="8796.093022208" calcext:value-type="float">
            <text:p>8796.093022208</text:p>
          </table:table-cell>
          <table:table-cell table:number-columns-repeated="1019"/>
        </table:table-row>
        <table:table-row table:style-name="ro2">
          <table:table-cell/>
          <table:table-cell table:formula="of:=QUOTIENT([.B18];2048)" office:value-type="float" office:value="0" calcext:value-type="float">
            <text:p>0</text:p>
          </table:table-cell>
          <table:table-cell table:formula="of:=IF(([.B29]=1);TRUE())" office:value-type="float" office:value="0" calcext:value-type="float">
            <text:p>0</text:p>
          </table:table-cell>
          <table:table-cell office:value-type="string" calcext:value-type="string">
            <text:p>2048 points</text:p>
          </table:table-cell>
          <table:table-cell table:formula="of:=[.B2]*2048" office:value-type="float" office:value="17592.186044416" calcext:value-type="float">
            <text:p>17592.186044416</text:p>
          </table:table-cell>
          <table:table-cell table:number-columns-repeated="1019"/>
        </table:table-row>
        <table:table-row table:style-name="ro2">
          <table:table-cell/>
          <table:table-cell table:formula="of:=QUOTIENT([.B18];4096)" office:value-type="float" office:value="0" calcext:value-type="float">
            <text:p>0</text:p>
          </table:table-cell>
          <table:table-cell table:formula="of:=IF(([.B30]=1);TRUE())" office:value-type="float" office:value="0" calcext:value-type="float">
            <text:p>0</text:p>
          </table:table-cell>
          <table:table-cell office:value-type="string" calcext:value-type="string">
            <text:p>4096 points</text:p>
          </table:table-cell>
          <table:table-cell table:formula="of:=[.B2]*4096" office:value-type="float" office:value="35184.372088832" calcext:value-type="float">
            <text:p>35184.372088832</text:p>
          </table:table-cell>
          <table:table-cell table:number-columns-repeated="1019"/>
        </table:table-row>
        <table:table-row table:style-name="ro2">
          <table:table-cell/>
          <table:table-cell table:formula="of:=QUOTIENT([.B18];8192)" office:value-type="float" office:value="0" calcext:value-type="float">
            <text:p>0</text:p>
          </table:table-cell>
          <table:table-cell table:formula="of:=IF(([.B31]=1);TRUE())" office:value-type="float" office:value="0" calcext:value-type="float">
            <text:p>0</text:p>
          </table:table-cell>
          <table:table-cell office:value-type="string" calcext:value-type="string">
            <text:p>8192 points</text:p>
          </table:table-cell>
          <table:table-cell table:formula="of:=[.B2]*8192" office:value-type="float" office:value="70368.744177664" calcext:value-type="float">
            <text:p>70368.744177664</text:p>
          </table:table-cell>
          <table:table-cell table:number-columns-repeated="1019"/>
        </table:table-row>
        <table:table-row table:style-name="ro2">
          <table:table-cell/>
          <table:table-cell table:formula="of:=QUOTIENT([.B18];16384)" office:value-type="float" office:value="0" calcext:value-type="float">
            <text:p>0</text:p>
          </table:table-cell>
          <table:table-cell table:formula="of:=IF(([.B32]=1);TRUE())" office:value-type="float" office:value="0" calcext:value-type="float">
            <text:p>0</text:p>
          </table:table-cell>
          <table:table-cell office:value-type="string" calcext:value-type="string">
            <text:p>16384 points</text:p>
          </table:table-cell>
          <table:table-cell table:formula="of:=[.B2]*16384" office:value-type="float" office:value="140737.488355328" calcext:value-type="float">
            <text:p>140737.488355328</text:p>
          </table:table-cell>
          <table:table-cell table:number-columns-repeated="1019"/>
        </table:table-row>
        <table:table-row table:style-name="ro2">
          <table:table-cell/>
          <table:table-cell table:formula="of:=QUOTIENT([.B18];32768)" office:value-type="float" office:value="0" calcext:value-type="float">
            <text:p>0</text:p>
          </table:table-cell>
          <table:table-cell table:formula="of:=IF(([.B33]=1);TRUE())" office:value-type="float" office:value="0" calcext:value-type="float">
            <text:p>0</text:p>
          </table:table-cell>
          <table:table-cell office:value-type="string" calcext:value-type="string">
            <text:p>32768 points</text:p>
          </table:table-cell>
          <table:table-cell table:formula="of:=[.B2]*32768" office:value-type="float" office:value="281474.976710656" calcext:value-type="float">
            <text:p>281474.976710656</text:p>
          </table:table-cell>
          <table:table-cell table:number-columns-repeated="1019"/>
        </table:table-row>
        <table:table-row table:style-name="ro2">
          <table:table-cell/>
          <table:table-cell table:formula="of:=QUOTIENT([.B18];65536)" office:value-type="float" office:value="0" calcext:value-type="float">
            <text:p>0</text:p>
          </table:table-cell>
          <table:table-cell table:formula="of:=IF(([.B34]=1);TRUE())" office:value-type="float" office:value="0" calcext:value-type="float">
            <text:p>0</text:p>
          </table:table-cell>
          <table:table-cell office:value-type="string" calcext:value-type="string">
            <text:p>65536 points</text:p>
          </table:table-cell>
          <table:table-cell table:formula="of:=[.B2]*65536" office:value-type="float" office:value="562949.953421312" calcext:value-type="float">
            <text:p>562949.95342131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f DDS Frequency is valid and none of the above are True, maximum DDS Sine Wave Points have been used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9" number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02T01:14:43</meta:creation-date>
    <meta:initial-creator>Bryce</meta:initial-creator>
    <dc:language>en-AU</dc:language>
    <dc:date>2021-09-30T10:50:46</dc:date>
    <meta:editing-cycles>1</meta:editing-cycles>
    <meta:editing-duration>PT7M</meta:editing-duration>
    <meta:generator>LibreOffice/7.0.3.1$Windows_X86_64 LibreOffice_project/d7547858d014d4cf69878db179d326fc3483e082</meta:generator>
    <meta:document-statistic meta:table-count="1" meta:cell-count="1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